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text-underline-style="solid" style:text-underline-width="auto" style:text-underline-color="font-color"/>
    </style:style>
    <style:style style:name="P9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Text_20_body">
      <style:paragraph-properties fo:margin-left="1.191cm" fo:margin-right="0cm" fo:text-indent="0cm" style:auto-text-indent="false"/>
    </style:style>
    <style:style style:name="P13" style:family="paragraph" style:parent-style-name="Text_20_body" style:list-style-name="L1">
      <style:paragraph-properties fo:margin-top="0.199cm" fo:margin-bottom="0.199cm"/>
    </style:style>
    <style:style style:name="P14" style:family="paragraph" style:parent-style-name="Text_20_body">
      <style:paragraph-properties fo:margin-left="1.905cm" fo:margin-right="0cm" fo:margin-top="0cm" fo:margin-bottom="0cm" fo:text-align="justify" style:justify-single-word="false" fo:text-indent="0cm" style:auto-text-indent="false"/>
      <style:text-properties fo:color="#000000" style:font-name="Tahoma2" fo:font-size="10pt"/>
    </style:style>
    <style:style style:name="P15" style:family="paragraph" style:parent-style-name="Text_20_body">
      <style:paragraph-properties fo:margin-left="1.905cm" fo:margin-right="0cm" fo:margin-top="0cm" fo:margin-bottom="0cm" fo:text-align="justify" style:justify-single-word="false" fo:text-indent="0cm" style:auto-text-indent="false"/>
      <style:text-properties style:text-underline-style="solid" style:text-underline-width="auto" style:text-underline-color="font-color"/>
    </style:style>
    <style:style style:name="P16" style:family="paragraph" style:parent-style-name="Text_20_body" style:list-style-name="L2">
      <style:paragraph-properties fo:margin-top="0cm" fo:margin-bottom="0cm"/>
      <style:text-properties fo:color="#000000" style:font-name="Tahoma2" fo:font-size="10pt"/>
    </style:style>
    <style:style style:name="P17" style:family="paragraph" style:parent-style-name="Text_20_body">
      <style:paragraph-properties fo:margin-top="0cm" fo:margin-bottom="0cm" fo:text-align="justify" style:justify-single-word="false"/>
      <style:text-properties fo:color="#000000" style:font-name="Tahoma2" fo:font-size="10pt"/>
    </style:style>
    <style:style style:name="P18" style:family="paragraph" style:parent-style-name="Text_20_body" style:list-style-name="L2">
      <style:paragraph-properties fo:margin-top="0cm" fo:margin-bottom="0cm" fo:text-align="justify" style:justify-single-word="false"/>
      <style:text-properties fo:color="#000000" style:font-name="Tahoma2" fo:font-size="10pt"/>
    </style:style>
    <style:style style:name="P19" style:family="paragraph" style:parent-style-name="Text_20_body" style:list-style-name="L3">
      <style:paragraph-properties fo:margin-top="0cm" fo:margin-bottom="0cm" fo:text-align="justify" style:justify-single-word="false"/>
      <style:text-properties fo:color="#000000" style:font-name="Tahoma2" fo:font-size="10pt"/>
    </style:style>
    <style:style style:name="P20" style:family="paragraph" style:parent-style-name="Text_20_body">
      <style:paragraph-properties fo:margin-left="1.826cm" fo:margin-right="0cm" fo:margin-top="0cm" fo:margin-bottom="0cm" fo:text-align="justify" style:justify-single-word="false" fo:text-indent="0cm" style:auto-text-indent="false"/>
      <style:text-properties fo:color="#000000" style:font-name="Tahoma2" fo:font-size="10pt"/>
    </style:style>
    <style:style style:name="P21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22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9">Food Delivery Web</text:p>
      <text:p text:style-name="P2">Documento de Visão</text:p>
      <text:p text:style-name="P5"/>
      <text:p text:style-name="P4">Histórico de Revisões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  <table:table-cell table:style-name="Tabela1.A1" office:value-type="string">
            <text:p text:style-name="P10">Descrição</text:p>
          </table:table-cell>
          <table:table-cell table:style-name="Tabela1.D1" office:value-type="string">
            <text:p text:style-name="P10">Autor</text:p>
          </table:table-cell>
        </table:table-row>
        <table:table-row table:style-name="Tabela1.1">
          <table:table-cell table:style-name="Tabela1.A2" office:value-type="date" office:date-value="2009-10-16">
            <text:p text:style-name="P6">16/10/09</text:p>
          </table:table-cell>
          <table:table-cell table:style-name="Tabela1.B2" office:value-type="float" office:value="1">
            <text:p text:style-name="P6">1</text:p>
          </table:table-cell>
          <table:table-cell table:style-name="Tabela1.C2" office:value-type="string">
            <text:p text:style-name="P7">Primeira Versão do Caso de Uso Exibir Cardápio</text:p>
          </table:table-cell>
          <table:table-cell table:style-name="Tabela1.D2" office:value-type="string">
            <text:p text:style-name="P6">Paulo Roberto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>Exibir Cardápio</text:p>
      <text:h text:style-name="P22" text:outline-level="1">Breve Descrição</text:h>
      <text:p text:style-name="P12">Este caso de uso permite a exibição da lista de Cardápios de um determinado estabelecimento cadastrado no Food Delivery Web.</text:p>
      <text:h text:style-name="P22" text:outline-level="1">Referências </text:h>
      <text:p text:style-name="Text_20_body">Não há.</text:p>
      <text:h text:style-name="P22" text:outline-level="1">Atores</text:h>
      <text:p text:style-name="Text_20_body">Cliente</text:p>
      <text:h text:style-name="P22" text:outline-level="1">Pré-condições</text:h>
      <text:p text:style-name="Text_20_body">O cliente precisa escolher o Estabelecimento antes de Exibir os Cardápios.</text:p>
      <text:h text:style-name="P22" text:outline-level="1">Fluxos de Eventos</text:h>
      <text:h text:style-name="Heading_20_2" text:outline-level="2">Fluxo Básico</text:h>
      <text:p text:style-name="Text_20_body">Este caso de uso começa quando o cliente seleciona a opção Cardápios no Menu:</text:p>
      <text:list xml:id="list28340855" text:style-name="L1">
        <text:list-item>
          <text:list>
            <text:list-item>
              <text:p text:style-name="P13">O sistema apresenta a lista de cardápios cadastrados com a opção visualizar detalhes e também a opção Buscar por Nome.</text:p>
            </text:list-item>
            <text:list-item>
              <text:p text:style-name="P13">O caso se encerra.</text:p>
            </text:list-item>
          </text:list>
        </text:list-item>
      </text:list>
      <text:h text:style-name="Heading_20_2" text:outline-level="2">Fluxos Alternativos</text:h>
      <text:p text:style-name="P15">A1 – Buscar Por Nome</text:p>
      <text:p text:style-name="P14">No Passo 1 do fluxo básico:</text:p>
      <text:list xml:id="list28341846" text:style-name="L2">
        <text:list-item>
          <text:list>
            <text:list-item>
              <text:list>
                <text:list-item>
                  <text:list>
                    <text:list-item>
                      <text:p text:style-name="P16">O Cliente digita parte do nome do Cardápio.</text:p>
                    </text:list-item>
                    <text:list-item>
                      <text:p text:style-name="P18">O ator clica em Buscar Cardápios.</text:p>
                    </text:list-item>
                    <text:list-item>
                      <text:p text:style-name="P18">O sistema retorna para o passo 1 do fluxo básico mostrando apenas os Cardápios que estiverem no resultado da pesquisa.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7"/>
      <text:p text:style-name="P17"/>
      <text:p text:style-name="P8"><text:soft-page-break/><text:span text:style-name="T2"><text:tab/></text:span>A2 – Nome não Traz Resultados</text:p>
      <text:p text:style-name="P20">Se no passo 2 do fluxo alternativo A1 o sistema não encontrar nenhum resultado correspondente, então:</text:p>
      <text:list xml:id="list28339480" text:style-name="L3">
        <text:list-item>
          <text:list>
            <text:list-item>
              <text:list>
                <text:list-item>
                  <text:list>
                    <text:list-item>
                      <text:p text:style-name="P19">O sistema exibe a mensagem “Não foram encontrados resultados para a busca. Clique em OK para prosseguir”;</text:p>
                    </text:list-item>
                    <text:list-item>
                      <text:p text:style-name="P19">O ator clica em OK;</text:p>
                    </text:list-item>
                    <text:list-item>
                      <text:p text:style-name="P19">O sistema retorna para o passo 1 do fluxo alternativo.</text:p>
                    </text:list-item>
                  </text:list>
                </text:list-item>
              </text:list>
            </text:list-item>
          </text:list>
        </text:list-item>
      </text:list>
      <text:h text:style-name="P22" text:outline-level="1">Pontos de Extensão</text:h>
      <text:p text:style-name="Text_20_body">Não há.</text:p>
      <text:h text:style-name="P22" text:outline-level="1">Casos de Uso Incluídos</text:h>
      <text:p text:style-name="Text_20_body">Não há.</text:p>
      <text:h text:style-name="P22" text:outline-level="1">Pós-Condições</text:h>
      <text:p text:style-name="Text_20_body">Não há.</text:p>
      <text:h text:style-name="P22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2 - Exibir Cardápi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2 - Exibir Cardápi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0T08:29:21.91</dc:date>
    <meta:editing-cycles>17</meta:editing-cycles>
    <meta:editing-duration>PT01H34M39S</meta:editing-duration>
    <meta:generator>OpenOffice.org/3.1$Win32 OpenOffice.org_project/310m11$Build-9399</meta:generator>
    <dc:creator>Pedro </dc:creator>
    <meta:document-statistic meta:table-count="1" meta:image-count="0" meta:object-count="0" meta:page-count="2" meta:paragraph-count="46" meta:word-count="260" meta:character-count="1433"/>
    <meta:user-defined meta:name="ReqProMenus" meta:value-type="boolean">false</meta:user-defined>
  </office:meta>
</office:document-meta>
</file>